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5cm" fo:margin-top="0cm" fo:margin-bottom="0cm" table:align="right" style:writing-mode="lr-tb"/>
    </style:style>
    <style:style style:name="Table1.A" style:family="table-column">
      <style:table-column-properties style:column-width="6.75cm"/>
    </style:style>
    <style:style style:name="Table1.1" style:family="table-row">
      <style:table-row-properties style:min-row-height="0.47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483cm" fo:keep-together="auto"/>
    </style:style>
    <style:style style:name="Table1.3" style:family="table-row">
      <style:table-row-properties style:min-row-height="0.471cm" fo:keep-together="auto"/>
    </style:style>
    <style:style style:name="Table2" style:family="table">
      <style:table-properties style:width="22.511cm" fo:margin-left="-0.191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4.814cm"/>
    </style:style>
    <style:style style:name="Table2.C" style:family="table-column">
      <style:table-column-properties style:column-width="5.627cm"/>
    </style:style>
    <style:style style:name="Table2.D" style:family="table-column">
      <style:table-column-properties style:column-width="5.62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0a0dbc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b0365" officeooo:paragraph-rsid="000b036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0e3aa2" officeooo:paragraph-rsid="000e3aa2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text-align="center" style:justify-single-word="false"/>
      <style:text-properties fo:text-transform="uppercase" style:font-name="Times New Roman" fo:font-size="14pt" fo:language="en" fo:country="US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text-transform="uppercase" style:font-name="Times New Roman" fo:font-size="14pt" officeooo:rsid="000a0dbc" officeooo:paragraph-rsid="000a0dbc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text-transform="uppercase"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officeooo:rsid="000b0365" officeooo:paragraph-rsid="000b0365"/>
    </style:style>
    <style:style style:name="P15" style:family="paragraph" style:parent-style-name="Text_20_body">
      <style:paragraph-properties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Text_20_body">
      <style:paragraph-properties fo:text-align="center" style:justify-single-word="false"/>
      <style:text-properties fo:text-transform="uppercase" style:font-name="Times New Roman" fo:font-size="14pt" fo:font-weight="bold" officeooo:rsid="000c3a40" officeooo:paragraph-rsid="000c3a40" style:font-size-asian="14pt" style:font-weight-asian="bold" style:font-name-complex="Times New Roman1" style:font-size-complex="14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0c3a40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Times New Roman" fo:font-size="14pt" officeooo:rsid="00108042" officeooo:paragraph-rsid="00108042" style:font-size-asian="14pt" style:font-name-complex="Times New Roman1" style:font-size-complex="14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Times New Roman" fo:font-size="14pt" officeooo:rsid="000e3aa2" officeooo:paragraph-rsid="000e3aa2" style:font-size-asian="14pt" style:font-name-complex="Times New Roman1" style:font-size-complex="14pt"/>
    </style:style>
    <style:style style:name="P24" style:family="paragraph" style:parent-style-name="Text_20_body">
      <style:paragraph-properties fo:margin-top="0cm" fo:margin-bottom="0cm" loext:contextual-spacing="false">
        <style:tab-stops>
          <style:tab-stop style:position="0.561cm"/>
          <style:tab-stop style:position="1.06cm"/>
          <style:tab-stop style:position="1.561cm"/>
        </style:tab-stops>
      </style:paragraph-properties>
    </style:style>
    <style:style style:name="P25" style:family="paragraph" style:parent-style-name="Text_20_body">
      <style:paragraph-properties fo:margin-top="0cm" fo:margin-bottom="0cm" loext:contextual-spacing="false"/>
      <style:text-properties style:text-position="super 58%" style:font-name="Times New Roman" fo:font-size="14pt" style:font-size-asian="14pt" style:font-name-complex="Times New Roman1" style:font-size-complex="14pt"/>
    </style:style>
    <style:style style:name="P26" style:family="paragraph" style:parent-style-name="Subtitle">
      <style:paragraph-properties fo:line-height="100%"/>
      <style:text-properties style:font-name="Times New Roman" fo:font-size="14pt" officeooo:rsid="000a0dbc" officeooo:paragraph-rsid="000a0dbc" style:font-size-asian="14pt" style:font-size-complex="14pt"/>
    </style:style>
    <style:style style:name="P27" style:family="paragraph" style:parent-style-name="Standard" style:master-page-name="Standard">
      <style:paragraph-properties fo:margin-left="-1cm" fo:margin-right="0cm" fo:text-align="center" style:justify-single-word="false" fo:text-indent="0cm" style:auto-text-indent="false" style:page-number="auto"/>
      <style:text-properties style:use-window-font-color="true" style:font-name="Times New Roman" fo:font-size="14pt" officeooo:rsid="000a0dbc" officeooo:paragraph-rsid="000a0dbc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f7ea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a0dbc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0365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e3aa2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f6bd2" style:font-size-asian="14pt" style:font-name-complex="Times New Roman1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style="italic" officeooo:rsid="000a0db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officeooo:rsid="000e3aa2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c3a40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204ec2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2372a6" style:font-size-asian="14pt" style:font-name-complex="Times New Roman1" style:font-size-complex="14pt"/>
    </style:style>
    <style:style style:name="T14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15" style:family="text">
      <style:text-properties fo:text-transform="uppercase" style:font-name="Times New Roman" fo:font-size="14pt" officeooo:rsid="000b0365" style:font-size-asian="14pt" style:font-name-complex="Times New Roman1" style:font-size-complex="14pt"/>
    </style:style>
    <style:style style:name="T16" style:family="text">
      <style:text-properties officeooo:rsid="00152cc3"/>
    </style:style>
    <style:style style:name="T17" style:family="text">
      <style:text-properties officeooo:rsid="001ef3c8"/>
    </style:style>
    <style:style style:name="T18" style:family="text">
      <style:text-properties officeooo:rsid="00204ec2"/>
    </style:style>
    <style:style style:name="T19" style:family="text">
      <style:text-properties officeooo:rsid="00213f69"/>
    </style:style>
    <style:style style:name="T20" style:family="text">
      <style:text-properties officeooo:rsid="00240639"/>
    </style:style>
    <style:style style:name="T21" style:family="text">
      <style:text-properties officeooo:rsid="00255ef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ЭРСТВА СУВЯЗІ І ІНФАРМАТЫЗАЦЫІ РЭСПУБЛІКІ БЕЛАРУСЬ</text:p>
      <text:p text:style-name="P26">Установа адукацыі</text:p>
      <text:p text:style-name="P10">БЕЛАРУСКАЯ ДЗЯРЖАЎНАЯ АКАДЭМІЯ СУВЯЗІ</text:p>
      <text:p text:style-name="P2"/>
      <text:p text:style-name="Standard"><text:span text:style-name="T3">Факультэт</text:span><text:span text:style-name="T1"><text:tab/></text:span><text:span text:style-name="T3">электрасувязі</text:span></text:p>
      <text:p text:style-name="P2"/>
      <text:p text:style-name="Standard"><text:span text:style-name="T3">Кафедра</text:span><text:span text:style-name="T1"><text:tab/></text:span><text:span text:style-name="T3">праграмнага забеспячэння сетак тэлекамунікацый</text:span></text:p>
      <text:p text:style-name="P6"><draw:frame draw:style-name="fr1" draw:name="Frame1" text:anchor-type="paragraph" svg:y="0.219cm" svg:width="6.75cm" draw:z-index="0"><draw:text-box fo:min-height="0.041cm"><table:table table:name="Table1" table:style-name="Table1"><table:table-column table:style-name="Table1.A"/><table:table-row table:style-name="Table1.1"><table:table-cell table:style-name="Table1.A1" office:value-type="string"><text:p text:style-name="Standard"><text:span text:style-name="T8">Да абароны дапусціць</text:span><text:span text:style-name="T1">:</text:span></text:p></table:table-cell></table:table-row><table:table-row table:style-name="Table1.2"><table:table-cell table:style-name="Table1.A1" office:value-type="string"><text:p text:style-name="P3">Загадчык кафедры ПЗСТ</text:p></table:table-cell></table:table-row><table:table-row table:style-name="Table1.3"><table:table-cell table:style-name="Table1.A1" office:value-type="string"><text:p text:style-name="Standard"><text:span text:style-name="T1">____________</text:span><text:span text:style-name="T3">В</text:span><text:span text:style-name="T1">. </text:span><text:span text:style-name="T3">А</text:span><text:span text:style-name="T1">. </text:span><text:span text:style-name="T3">Рыбак</text:span></text:p></table:table-cell></table:table-row></table:table></draw:text-box></draw:frame></text:p>
      <text:p text:style-name="P6"/>
      <text:p text:style-name="P1"><text:bookmark-start text:name="_Toc246409749"/></text:p>
      <text:p text:style-name="P8"/>
      <text:p text:style-name="P8"/>
      <text:p text:style-name="P8"/>
      <text:p text:style-name="P9"/>
      <text:p text:style-name="P9"/>
      <text:p text:style-name="P11"><text:bookmark-end text:name="_Toc246409749"/></text:p>
      <text:p text:style-name="P14"><text:span text:style-name="T15">Т</text:span><text:span text:style-name="T14">ЛУМАЧАЛЬНАЯ ЗАПІСКА</text:span></text:p>
      <text:p text:style-name="P4">да дыпломна<text:span text:style-name="T21">га праекта</text:span></text:p>
      <text:p text:style-name="P1"><text:span text:style-name="T1">на </text:span><text:span text:style-name="T4">тэму</text:span></text:p>
      <text:p text:style-name="P7"/>
      <text:p text:style-name="P15"/>
      <text:p text:style-name="P16">ПРАГРАМНАЕ МАДЭЛІРАВАННЕ РАЗМЕРКАВАННЯ ПАТОКАЎ ТРАФІК<text:span text:style-name="T17">А</text:span> Ў СЕТКА sdn</text:p>
      <text:p text:style-name="P18"><text:span text:style-name="T11">БДАС <text:s/>Д</text:span><text:span text:style-name="T13">П</text:span><text:span text:style-name="T11"> <text:s/></text:span><text:span text:style-name="T10">1-45 01 02 0</text:span><text:span text:style-name="T11">3 002 ТЗ</text:span></text:p>
      <text:p text:style-name="P19"/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Студэнт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А. У. Буцько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3">Кіраўнік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С. Р. Рудзінская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5">Кансультанты</text:span><text:span text:style-name="T1">: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ад кафедры ПЗСТ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В. А. Рыбак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па эканамічнай частцы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І. А. Барб<text:span text:style-name="T21">о</text:span>цьк<text:span text:style-name="T21">а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4"><text:span text:style-name="T7"><text:s text:c="3"/></text:span><text:span text:style-name="T9">па ахове працы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Т. В. <text:span text:style-name="T16">Жыгадла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6">Н</text:span><text:span text:style-name="T1">ормакантралёр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2">У. У. Баж<text:span text:style-name="T21">а</text:span>нкоў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3">Рэцэнзент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Standard"/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pan text:style-name="T1">М</text:span><text:span text:style-name="T5">і</text:span><text:span text:style-name="T1">нск 20</text:span><text:span text:style-name="T2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4pt" style:font-name-asian="Calibri1" style:font-family-asian="Calibri" style:font-family-generic-asian="system" style:font-pitch-asian="variable" style:font-size-asian="14pt" style:language-asian="ru" style:country-asian="RU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use-window-font-color="true"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use-window-font-color="true"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editing-cycles>26</meta:editing-cycles>
    <meta:creation-date>2017-12-24T18:45:00</meta:creation-date>
    <dc:date>2020-05-20T22:28:34.815653241</dc:date>
    <meta:editing-duration>PT30M2S</meta:editing-duration>
    <meta:generator>LibreOffice/6.1.5.2$Linux_X86_64 LibreOffice_project/10$Build-2</meta:generator>
    <meta:print-date>2020-05-20T22:28:20.307593834</meta:print-date>
    <meta:document-statistic meta:table-count="2" meta:image-count="0" meta:object-count="0" meta:page-count="1" meta:paragraph-count="28" meta:word-count="85" meta:character-count="597" meta:non-whitespace-character-count="529"/>
    <meta:user-defined meta:name="AppVersion">14.00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